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1.5972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1.8118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1.4902in"/>
    </style:style>
    <style:style style:name="co15" style:family="table-column">
      <style:table-column-properties fo:break-before="auto" style:column-width="2.508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outline="tr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2b2b2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2b2b2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text-outline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style:text-outline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2pt" style:font-size-asian="12pt" style:font-size-complex="12pt"/>
    </style:style>
    <style:style style:name="ce24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in"/>
      <style:text-properties style:text-outline="tru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b2b2b2" fo:border-left="none" fo:border-right="0.06pt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style:text-outline="tru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2b2b2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2" table:default-cell-style-name="ce13"/>
        <table:table-column table:style-name="co14" table:default-cell-style-name="ce1"/>
        <table:table-column table:style-name="co15" table:default-cell-style-name="ce13"/>
        <table:table-column table:style-name="co16" table:number-columns-repeated="2" table:default-cell-style-name="ce1"/>
        <table:table-column table:style-name="co17" table:default-cell-style-name="ce1"/>
        <table:table-column table:style-name="co16" table:number-columns-repeated="1005" table:default-cell-style-name="ce1"/>
        <table:table-row table:style-name="ro1">
          <table:table-cell/>
          <table:table-cell table:style-name="ce1" table:number-columns-repeated="2"/>
          <table:table-cell table:number-columns-repeated="4"/>
          <table:table-cell table:style-name="ce1" table:number-columns-repeated="7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Erros</text:p>
          </table:table-cell>
          <table:covered-table-cell table:number-columns-repeated="5" table:style-name="ce14"/>
          <table:covered-table-cell table:number-columns-repeated="5" table:style-name="ce22"/>
          <table:covered-table-cell table:style-name="ce26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Mauricio</text:p>
          </table:table-cell>
          <table:table-cell table:style-name="ce11" office:value-type="string" calcext:value-type="string">
            <text:p>11x11(SQR)</text:p>
          </table:table-cell>
          <table:table-cell table:style-name="ce11" office:value-type="string" calcext:value-type="string">
            <text:p>11x11M</text:p>
          </table:table-cell>
          <table:table-cell table:style-name="ce11" office:value-type="string" calcext:value-type="string">
            <text:p>LCS</text:p>
          </table:table-cell>
          <table:table-cell table:style-name="ce11" office:value-type="string" calcext:value-type="string">
            <text:p>LCS + 11x11M</text:p>
          </table:table-cell>
          <table:table-cell table:style-name="ce23" office:value-type="string" calcext:value-type="string">
            <text:p>LCS+JDM+ABS</text:p>
          </table:table-cell>
          <table:table-cell table:style-name="ce23" office:value-type="string" calcext:value-type="string">
            <text:p>LCS+JDM+SQRT+ABS</text:p>
          </table:table-cell>
          <table:table-cell table:style-name="ce23" office:value-type="string" calcext:value-type="string">
            <text:p>JDM+SQRT+ ABS</text:p>
          </table:table-cell>
          <table:table-cell table:style-name="ce23" office:value-type="string" calcext:value-type="string">
            <text:p>JDM+SQRT+SQR</text:p>
          </table:table-cell>
          <table:table-cell table:style-name="ce23" office:value-type="string" calcext:value-type="string">
            <text:p>JDM+SQRT+ABS2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test1</text:p>
          </table:table-cell>
          <table:table-cell table:style-name="ce12" office:value-type="float" office:value="58.73867" calcext:value-type="float">
            <text:p>58.73867</text:p>
          </table:table-cell>
          <table:table-cell table:style-name="ce12" office:value-type="float" office:value="15.403" calcext:value-type="float">
            <text:p>15.403</text:p>
          </table:table-cell>
          <table:table-cell table:style-name="ce12" office:value-type="float" office:value="14.0569" calcext:value-type="float">
            <text:p>14.0569</text:p>
          </table:table-cell>
          <table:table-cell table:style-name="ce12" office:value-type="float" office:value="26.1353" calcext:value-type="float">
            <text:p>26.1353</text:p>
          </table:table-cell>
          <table:table-cell table:style-name="ce12" office:value-type="float" office:value="11.4454" calcext:value-type="float">
            <text:p>11.4454</text:p>
          </table:table-cell>
          <table:table-cell table:style-name="ce12" office:value-type="float" office:value="11.098" calcext:value-type="float">
            <text:p>11.098</text:p>
          </table:table-cell>
          <table:table-cell table:style-name="ce12" office:value-type="float" office:value="10.242746" calcext:value-type="float">
            <text:p>10.242746</text:p>
          </table:table-cell>
          <table:table-cell table:style-name="ce12" office:value-type="float" office:value="13.04227" calcext:value-type="float">
            <text:p>13.04227</text:p>
          </table:table-cell>
          <table:table-cell table:style-name="ce12" office:value-type="float" office:value="11.426301" calcext:value-type="float">
            <text:p>11.426301</text:p>
          </table:table-cell>
          <table:table-cell table:style-name="ce12" office:value-type="float" office:value="9.835534" calcext:value-type="float">
            <text:p>9.835534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test2</text:p>
          </table:table-cell>
          <table:table-cell table:style-name="ce12" office:value-type="float" office:value="42.656518" calcext:value-type="float">
            <text:p>42.656518</text:p>
          </table:table-cell>
          <table:table-cell table:style-name="ce12" office:value-type="float" office:value="8.60027" calcext:value-type="float">
            <text:p>8.60027</text:p>
          </table:table-cell>
          <table:table-cell table:style-name="ce12" office:value-type="float" office:value="7.194" calcext:value-type="float">
            <text:p>7.194</text:p>
          </table:table-cell>
          <table:table-cell table:style-name="ce12" office:value-type="float" office:value="10.759" calcext:value-type="float">
            <text:p>10.759</text:p>
          </table:table-cell>
          <table:table-cell table:style-name="ce12" office:value-type="float" office:value="8.38334" calcext:value-type="float">
            <text:p>8.38334</text:p>
          </table:table-cell>
          <table:table-cell table:style-name="ce12" office:value-type="float" office:value="7.9844" calcext:value-type="float">
            <text:p>7.9844</text:p>
          </table:table-cell>
          <table:table-cell table:style-name="ce12" office:value-type="float" office:value="7.349667" calcext:value-type="float">
            <text:p>7.349667</text:p>
          </table:table-cell>
          <table:table-cell table:style-name="ce12" office:value-type="float" office:value="6.630118" calcext:value-type="float">
            <text:p>6.630118</text:p>
          </table:table-cell>
          <table:table-cell table:style-name="ce12" office:value-type="float" office:value="8.328565" calcext:value-type="float">
            <text:p>8.328565</text:p>
          </table:table-cell>
          <table:table-cell table:style-name="ce12" office:value-type="float" office:value="6.971034" calcext:value-type="float">
            <text:p>6.971034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test3</text:p>
          </table:table-cell>
          <table:table-cell table:style-name="ce12" office:value-type="float" office:value="41.295567" calcext:value-type="float">
            <text:p>41.295567</text:p>
          </table:table-cell>
          <table:table-cell table:style-name="ce12" office:value-type="float" office:value="13.2745" calcext:value-type="float">
            <text:p>13.2745</text:p>
          </table:table-cell>
          <table:table-cell table:style-name="ce12" office:value-type="float" office:value="11.9484" calcext:value-type="float">
            <text:p>11.9484</text:p>
          </table:table-cell>
          <table:table-cell table:style-name="ce12" office:value-type="float" office:value="19.8502" calcext:value-type="float">
            <text:p>19.8502</text:p>
          </table:table-cell>
          <table:table-cell table:style-name="ce12" office:value-type="float" office:value="13.8122" calcext:value-type="float">
            <text:p>13.8122</text:p>
          </table:table-cell>
          <table:table-cell table:style-name="ce12" office:value-type="float" office:value="13.719" calcext:value-type="float">
            <text:p>13.719</text:p>
          </table:table-cell>
          <table:table-cell table:style-name="ce12" office:value-type="float" office:value="11.458767" calcext:value-type="float">
            <text:p>11.458767</text:p>
          </table:table-cell>
          <table:table-cell table:style-name="ce12" office:value-type="float" office:value="11.114943" calcext:value-type="float">
            <text:p>11.114943</text:p>
          </table:table-cell>
          <table:table-cell table:style-name="ce12" office:value-type="float" office:value="13.370826" calcext:value-type="float">
            <text:p>13.370826</text:p>
          </table:table-cell>
          <table:table-cell table:style-name="ce12" office:value-type="float" office:value="10.87703" calcext:value-type="float">
            <text:p>10.87703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test4</text:p>
          </table:table-cell>
          <table:table-cell table:style-name="ce12" office:value-type="float" office:value="44.925136" calcext:value-type="float">
            <text:p>44.925136</text:p>
          </table:table-cell>
          <table:table-cell table:style-name="ce12" office:value-type="float" office:value="10.1258" calcext:value-type="float">
            <text:p>10.1258</text:p>
          </table:table-cell>
          <table:table-cell table:style-name="ce12" office:value-type="float" office:value="9.18893" calcext:value-type="float">
            <text:p>9.18893</text:p>
          </table:table-cell>
          <table:table-cell table:style-name="ce12" office:value-type="float" office:value="10.7518" calcext:value-type="float">
            <text:p>10.7518</text:p>
          </table:table-cell>
          <table:table-cell table:style-name="ce12" office:value-type="float" office:value="7.97191" calcext:value-type="float">
            <text:p>7.97191</text:p>
          </table:table-cell>
          <table:table-cell table:style-name="ce12" office:value-type="float" office:value="7.56142" calcext:value-type="float">
            <text:p>7.56142</text:p>
          </table:table-cell>
          <table:table-cell table:style-name="ce12" office:value-type="float" office:value="7.465883" calcext:value-type="float">
            <text:p>7.465883</text:p>
          </table:table-cell>
          <table:table-cell table:style-name="ce12" office:value-type="float" office:value="8.464018" calcext:value-type="float">
            <text:p>8.464018</text:p>
          </table:table-cell>
          <table:table-cell table:style-name="ce12" office:value-type="float" office:value="8.034219" calcext:value-type="float">
            <text:p>8.034219</text:p>
          </table:table-cell>
          <table:table-cell table:style-name="ce12" office:value-type="float" office:value="6.750707" calcext:value-type="float">
            <text:p>6.750707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test5</text:p>
          </table:table-cell>
          <table:table-cell table:style-name="ce12" office:value-type="float" office:value="77.744026" calcext:value-type="float">
            <text:p>77.744026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75.599182" calcext:value-type="float">
            <text:p>75.599182</text:p>
          </table:table-cell>
          <table:table-cell table:style-name="ce12" office:value-type="float" office:value="86.515965" calcext:value-type="float">
            <text:p>86.515965</text:p>
          </table:table-cell>
          <table:table-cell table:style-name="ce12" office:value-type="float" office:value="87.515965" calcext:value-type="float">
            <text:p>87.515965</text:p>
          </table:table-cell>
          <table:table-cell table:style-name="ce12" office:value-type="float" office:value="80.931613" calcext:value-type="float">
            <text:p>80.931613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test6</text:p>
          </table:table-cell>
          <table:table-cell table:style-name="ce12" office:value-type="float" office:value="70.02851" calcext:value-type="float">
            <text:p>70.0285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74.060383" calcext:value-type="float">
            <text:p>74.060383</text:p>
          </table:table-cell>
          <table:table-cell table:style-name="ce12" office:value-type="float" office:value="81.143676" calcext:value-type="float">
            <text:p>81.143676</text:p>
          </table:table-cell>
          <table:table-cell table:style-name="ce12" office:value-type="float" office:value="82.143676" calcext:value-type="float">
            <text:p>82.143676</text:p>
          </table:table-cell>
          <table:table-cell table:style-name="ce12" office:value-type="float" office:value="70.876669" calcext:value-type="float">
            <text:p>70.876669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MEDIA</text:p>
          </table:table-cell>
          <table:table-cell table:style-name="ce15" table:formula="of:=AVERAGE([.C4:.C7])" office:value-type="float" office:value="46.90397275" calcext:value-type="float">
            <text:p>46.90397275</text:p>
          </table:table-cell>
          <table:table-cell table:style-name="ce15" table:formula="of:=AVERAGE([.D4:.D7])" office:value-type="float" office:value="11.8508925" calcext:value-type="float">
            <text:p>11.8508925</text:p>
          </table:table-cell>
          <table:table-cell table:style-name="ce15" table:formula="of:=AVERAGE([.E4:.E7])" office:value-type="float" office:value="10.5970575" calcext:value-type="float">
            <text:p>10.5970575</text:p>
          </table:table-cell>
          <table:table-cell table:style-name="ce15" table:formula="of:=AVERAGE([.F4:.F7])" office:value-type="float" office:value="16.874075" calcext:value-type="float">
            <text:p>16.874075</text:p>
          </table:table-cell>
          <table:table-cell table:style-name="ce15" table:formula="of:=AVERAGE([.G4:.G7])" office:value-type="float" office:value="10.4032125" calcext:value-type="float">
            <text:p>10.4032125</text:p>
          </table:table-cell>
          <table:table-cell table:style-name="ce15" table:formula="of:=AVERAGE([.H4:.H7])" office:value-type="float" office:value="10.090705" calcext:value-type="float">
            <text:p>10.090705</text:p>
          </table:table-cell>
          <table:table-cell table:style-name="ce15" table:formula="of:=AVERAGE([.I4:.I7])" office:value-type="float" office:value="9.12926575" calcext:value-type="float">
            <text:p>9.12926575</text:p>
          </table:table-cell>
          <table:table-cell table:style-name="ce15" table:formula="of:=AVERAGE([.J4:.J7])" office:value-type="float" office:value="9.81283725" calcext:value-type="float">
            <text:p>9.81283725</text:p>
          </table:table-cell>
          <table:table-cell table:style-name="ce15" table:formula="of:=AVERAGE([.K4:.K7])" office:value-type="float" office:value="10.28997775" calcext:value-type="float">
            <text:p>10.28997775</text:p>
          </table:table-cell>
          <table:table-cell table:style-name="ce15" table:formula="of:=AVERAGE([.L4:.L7])" office:value-type="float" office:value="8.60857625" calcext:value-type="float">
            <text:p>8.60857625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MEDIANA</text:p>
          </table:table-cell>
          <table:table-cell table:style-name="ce15" table:formula="of:=MEDIAN([.C4:.C7])" office:value-type="float" office:value="43.790827" calcext:value-type="float">
            <text:p>43.790827</text:p>
          </table:table-cell>
          <table:table-cell table:style-name="ce15" table:formula="of:=MEDIAN([.D4:.D7])" office:value-type="float" office:value="11.70015" calcext:value-type="float">
            <text:p>11.70015</text:p>
          </table:table-cell>
          <table:table-cell table:style-name="ce15" table:formula="of:=MEDIAN([.E4:.E7])" office:value-type="float" office:value="10.568665" calcext:value-type="float">
            <text:p>10.568665</text:p>
          </table:table-cell>
          <table:table-cell table:style-name="ce15" table:formula="of:=MEDIAN([.F4:.F7])" office:value-type="float" office:value="15.3046" calcext:value-type="float">
            <text:p>15.3046</text:p>
          </table:table-cell>
          <table:table-cell table:style-name="ce15" table:formula="of:=MEDIAN([.G4:.G7])" office:value-type="float" office:value="9.91437" calcext:value-type="float">
            <text:p>9.91437</text:p>
          </table:table-cell>
          <table:table-cell table:style-name="ce15" table:formula="of:=MEDIAN([.H4:.H7])" office:value-type="float" office:value="9.5412" calcext:value-type="float">
            <text:p>9.5412</text:p>
          </table:table-cell>
          <table:table-cell table:style-name="ce15" table:formula="of:=MEDIAN([.I4:.I7])" office:value-type="float" office:value="8.8543145" calcext:value-type="float">
            <text:p>8.8543145</text:p>
          </table:table-cell>
          <table:table-cell table:style-name="ce15" table:formula="of:=MEDIAN([.J4:.J7])" office:value-type="float" office:value="9.7894805" calcext:value-type="float">
            <text:p>9.7894805</text:p>
          </table:table-cell>
          <table:table-cell table:style-name="ce15" table:formula="of:=MEDIAN([.K4:.K7])" office:value-type="float" office:value="9.877433" calcext:value-type="float">
            <text:p>9.877433</text:p>
          </table:table-cell>
          <table:table-cell table:style-name="ce15" table:formula="of:=MEDIAN([.L4:.L7])" office:value-type="float" office:value="8.403284" calcext:value-type="float">
            <text:p>8.403284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MEDIA – MEDIANA</text:p>
          </table:table-cell>
          <table:table-cell table:style-name="ce15" table:formula="of:=[.C10]-[.C11]" office:value-type="float" office:value="3.11314574999999" calcext:value-type="float">
            <text:p>3.11314575</text:p>
          </table:table-cell>
          <table:table-cell table:style-name="ce15" table:formula="of:=[.D10]-[.D11]" office:value-type="float" office:value="0.150742499999998" calcext:value-type="float">
            <text:p>0.1507425</text:p>
          </table:table-cell>
          <table:table-cell table:style-name="ce15" table:formula="of:=[.E10]-[.E11]" office:value-type="float" office:value="0.0283925000000007" calcext:value-type="float">
            <text:p>0.0283925</text:p>
          </table:table-cell>
          <table:table-cell table:style-name="ce15" table:formula="of:=[.F10]-[.F11]" office:value-type="float" office:value="1.569475" calcext:value-type="float">
            <text:p>1.569475</text:p>
          </table:table-cell>
          <table:table-cell table:style-name="ce15" table:formula="of:=[.G10]-[.G11]" office:value-type="float" office:value="0.488842500000001" calcext:value-type="float">
            <text:p>0.4888425</text:p>
          </table:table-cell>
          <table:table-cell table:style-name="ce15" table:formula="of:=[.H10]-[.H11]" office:value-type="float" office:value="0.549505" calcext:value-type="float">
            <text:p>0.549505</text:p>
          </table:table-cell>
          <table:table-cell table:style-name="ce15" table:formula="of:=[.I10]-[.I11]" office:value-type="float" office:value="0.274951249999997" calcext:value-type="float">
            <text:p>0.27495125</text:p>
          </table:table-cell>
          <table:table-cell table:style-name="ce15" table:formula="of:=[.J10]-[.J11]" office:value-type="float" office:value="0.0233567499999996" calcext:value-type="float">
            <text:p>0.02335675</text:p>
          </table:table-cell>
          <table:table-cell table:style-name="ce15" table:formula="of:=[.K10]-[.K11]" office:value-type="float" office:value="0.41254475" calcext:value-type="float">
            <text:p>0.41254475</text:p>
          </table:table-cell>
          <table:table-cell table:style-name="ce15" table:formula="of:=[.L10]-[.L11]" office:value-type="float" office:value="0.205292249999999" calcext:value-type="float">
            <text:p>0.20529225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DESV. PADRÃO</text:p>
          </table:table-cell>
          <table:table-cell table:style-name="ce15" table:formula="of:=STDEV([.C4:.C7])" office:value-type="float" office:value="8.03058613037759" calcext:value-type="float">
            <text:p>8.0305861304</text:p>
          </table:table-cell>
          <table:table-cell table:style-name="ce15" table:formula="of:=STDEV([.D4:.D7])" office:value-type="float" office:value="3.06521433598995" calcext:value-type="float">
            <text:p>3.065214336</text:p>
          </table:table-cell>
          <table:table-cell table:style-name="ce15" table:formula="of:=STDEV([.E4:.E7])" office:value-type="float" office:value="3.01994812768227" calcext:value-type="float">
            <text:p>3.0199481277</text:p>
          </table:table-cell>
          <table:table-cell table:style-name="ce15" table:formula="of:=STDEV([.F4:.F7])" office:value-type="float" office:value="7.51673692385865" calcext:value-type="float">
            <text:p>7.5167369239</text:p>
          </table:table-cell>
          <table:table-cell table:style-name="ce15" table:formula="of:=STDEV([.G4:.G7])" office:value-type="float" office:value="2.75066460593769" calcext:value-type="float">
            <text:p>2.7506646059</text:p>
          </table:table-cell>
          <table:table-cell table:style-name="ce15" table:formula="of:=STDEV([.H4:.H7])" office:value-type="float" office:value="2.88750014073881" calcext:value-type="float">
            <text:p>2.8875001407</text:p>
          </table:table-cell>
          <table:table-cell table:style-name="ce15" table:formula="of:=STDEV([.I4:.I7])" office:value-type="float" office:value="2.0494087134985" calcext:value-type="float">
            <text:p>2.0494087135</text:p>
          </table:table-cell>
          <table:table-cell table:style-name="ce15" table:formula="of:=STDEV([.J4:.J7])" office:value-type="float" office:value="2.83276840237289" calcext:value-type="float">
            <text:p>2.8327684024</text:p>
          </table:table-cell>
          <table:table-cell table:style-name="ce15" table:formula="of:=STDEV([.K4:.K7])" office:value-type="float" office:value="2.56375011666392" calcext:value-type="float">
            <text:p>2.5637501167</text:p>
          </table:table-cell>
          <table:table-cell table:style-name="ce15" table:formula="of:=STDEV([.L4:.L7])" office:value-type="float" office:value="2.06434255125813" calcext:value-type="float">
            <text:p>2.0643425513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MINIMO</text:p>
          </table:table-cell>
          <table:table-cell table:style-name="ce15" table:formula="of:=MIN([.C4:.C7])" office:value-type="float" office:value="41.295567" calcext:value-type="float">
            <text:p>41.295567</text:p>
          </table:table-cell>
          <table:table-cell table:style-name="ce15" table:formula="of:=MIN([.D4:.D7])" office:value-type="float" office:value="8.60027" calcext:value-type="float">
            <text:p>8.60027</text:p>
          </table:table-cell>
          <table:table-cell table:style-name="ce15" table:formula="of:=MIN([.E4:.E7])" office:value-type="float" office:value="7.194" calcext:value-type="float">
            <text:p>7.194</text:p>
          </table:table-cell>
          <table:table-cell table:style-name="ce15" table:formula="of:=MIN([.F4:.F7])" office:value-type="float" office:value="10.7518" calcext:value-type="float">
            <text:p>10.7518</text:p>
          </table:table-cell>
          <table:table-cell table:style-name="ce15" table:formula="of:=MIN([.G4:.G7])" office:value-type="float" office:value="7.97191" calcext:value-type="float">
            <text:p>7.97191</text:p>
          </table:table-cell>
          <table:table-cell table:style-name="ce15" table:formula="of:=MIN([.H4:.H7])" office:value-type="float" office:value="7.56142" calcext:value-type="float">
            <text:p>7.56142</text:p>
          </table:table-cell>
          <table:table-cell table:style-name="ce15" table:formula="of:=MIN([.I4:.I7])" office:value-type="float" office:value="7.349667" calcext:value-type="float">
            <text:p>7.349667</text:p>
          </table:table-cell>
          <table:table-cell table:style-name="ce15" table:formula="of:=MIN([.J4:.J7])" office:value-type="float" office:value="6.630118" calcext:value-type="float">
            <text:p>6.630118</text:p>
          </table:table-cell>
          <table:table-cell table:style-name="ce15" table:formula="of:=MIN([.K4:.K7])" office:value-type="float" office:value="8.034219" calcext:value-type="float">
            <text:p>8.034219</text:p>
          </table:table-cell>
          <table:table-cell table:style-name="ce15" table:formula="of:=MIN([.L4:.L7])" office:value-type="float" office:value="6.750707" calcext:value-type="float">
            <text:p>6.750707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MÁXIMO</text:p>
          </table:table-cell>
          <table:table-cell table:style-name="ce15" table:formula="of:=MAX([.C4:.C7])" office:value-type="float" office:value="58.73867" calcext:value-type="float">
            <text:p>58.73867</text:p>
          </table:table-cell>
          <table:table-cell table:style-name="ce15" table:formula="of:=MAX([.D4:.D7])" office:value-type="float" office:value="15.403" calcext:value-type="float">
            <text:p>15.403</text:p>
          </table:table-cell>
          <table:table-cell table:style-name="ce15" table:formula="of:=MAX([.E4:.E7])" office:value-type="float" office:value="14.0569" calcext:value-type="float">
            <text:p>14.0569</text:p>
          </table:table-cell>
          <table:table-cell table:style-name="ce15" table:formula="of:=MAX([.F4:.F7])" office:value-type="float" office:value="26.1353" calcext:value-type="float">
            <text:p>26.1353</text:p>
          </table:table-cell>
          <table:table-cell table:style-name="ce15" table:formula="of:=MAX([.G4:.G7])" office:value-type="float" office:value="13.8122" calcext:value-type="float">
            <text:p>13.8122</text:p>
          </table:table-cell>
          <table:table-cell table:style-name="ce15" table:formula="of:=MAX([.H4:.H7])" office:value-type="float" office:value="13.719" calcext:value-type="float">
            <text:p>13.719</text:p>
          </table:table-cell>
          <table:table-cell table:style-name="ce15" table:formula="of:=MAX([.I4:.I7])" office:value-type="float" office:value="11.458767" calcext:value-type="float">
            <text:p>11.458767</text:p>
          </table:table-cell>
          <table:table-cell table:style-name="ce15" table:formula="of:=MAX([.J4:.J7])" office:value-type="float" office:value="13.04227" calcext:value-type="float">
            <text:p>13.04227</text:p>
          </table:table-cell>
          <table:table-cell table:style-name="ce15" table:formula="of:=MAX([.K4:.K7])" office:value-type="float" office:value="13.370826" calcext:value-type="float">
            <text:p>13.370826</text:p>
          </table:table-cell>
          <table:table-cell table:style-name="ce15" table:formula="of:=MAX([.L4:.L7])" office:value-type="float" office:value="10.87703" calcext:value-type="float">
            <text:p>10.87703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MIN – MAX</text:p>
          </table:table-cell>
          <table:table-cell table:style-name="ce15" table:formula="of:=[.C15]-[.C14]" office:value-type="float" office:value="17.443103" calcext:value-type="float">
            <text:p>17.443103</text:p>
          </table:table-cell>
          <table:table-cell table:style-name="ce15" table:formula="of:=[.D15]-[.D14]" office:value-type="float" office:value="6.80273" calcext:value-type="float">
            <text:p>6.80273</text:p>
          </table:table-cell>
          <table:table-cell table:style-name="ce15" table:formula="of:=[.E15]-[.E14]" office:value-type="float" office:value="6.8629" calcext:value-type="float">
            <text:p>6.8629</text:p>
          </table:table-cell>
          <table:table-cell table:style-name="ce15" table:formula="of:=[.F15]-[.F14]" office:value-type="float" office:value="15.3835" calcext:value-type="float">
            <text:p>15.3835</text:p>
          </table:table-cell>
          <table:table-cell table:style-name="ce15" table:formula="of:=[.G15]-[.G14]" office:value-type="float" office:value="5.84029" calcext:value-type="float">
            <text:p>5.84029</text:p>
          </table:table-cell>
          <table:table-cell table:style-name="ce15" table:formula="of:=[.H15]-[.H14]" office:value-type="float" office:value="6.15758" calcext:value-type="float">
            <text:p>6.15758</text:p>
          </table:table-cell>
          <table:table-cell table:style-name="ce15" table:formula="of:=[.I15]-[.I14]" office:value-type="float" office:value="4.1091" calcext:value-type="float">
            <text:p>4.1091</text:p>
          </table:table-cell>
          <table:table-cell table:style-name="ce15" table:formula="of:=[.J15]-[.J14]" office:value-type="float" office:value="6.412152" calcext:value-type="float">
            <text:p>6.412152</text:p>
          </table:table-cell>
          <table:table-cell table:style-name="ce15" table:formula="of:=[.K15]-[.K14]" office:value-type="float" office:value="5.336607" calcext:value-type="float">
            <text:p>5.336607</text:p>
          </table:table-cell>
          <table:table-cell table:style-name="ce15" table:formula="of:=[.L15]-[.L14]" office:value-type="float" office:value="4.126323" calcext:value-type="float">
            <text:p>4.126323</text:p>
          </table:table-cell>
          <table:table-cell table:style-name="ce28"/>
          <table:table-cell table:style-name="ce1"/>
          <table:table-cell table:number-columns-repeated="1010"/>
        </table:table-row>
        <table:table-row table:style-name="ro1">
          <table:table-cell/>
          <table:table-cell table:style-name="ce3"/>
          <table:table-cell table:style-name="ce16"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ce6" table:number-columns-spanned="12" table:number-rows-spanned="1"/>
          <table:covered-table-cell table:style-name="ce1"/>
          <table:covered-table-cell table:number-columns-repeated="4"/>
          <table:covered-table-cell table:number-columns-repeated="5" table:style-name="ce1"/>
          <table:covered-table-cell table:style-name="ce29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12" table:number-rows-spanned="1">
            <text:p>Tempos</text:p>
          </table:table-cell>
          <table:covered-table-cell table:number-columns-repeated="3" table:style-name="ce17"/>
          <table:covered-table-cell table:style-name="ce21"/>
          <table:covered-table-cell table:style-name="ce17"/>
          <table:covered-table-cell table:number-columns-repeated="5" table:style-name="ce24"/>
          <table:covered-table-cell table:style-name="ce30"/>
          <table:table-cell table:style-name="ce1"/>
          <table:table-cell table:number-columns-repeated="1010"/>
        </table:table-row>
        <table:table-row table:style-name="ro1">
          <table:table-cell/>
          <table:table-cell table:style-name="ce8"/>
          <table:table-cell table:style-name="ce18" table:number-columns-repeated="3"/>
          <table:table-cell table:style-name="ce11" office:value-type="string" calcext:value-type="string">
            <text:p>LCS</text:p>
          </table:table-cell>
          <table:table-cell table:style-name="ce18"/>
          <table:table-cell table:style-name="ce11" office:value-type="string" calcext:value-type="string">
            <text:p>LCS + JDM</text:p>
          </table:table-cell>
          <table:table-cell table:style-name="ce11" table:number-columns-repeated="4"/>
          <table:table-cell table:style-name="ce31" table:number-columns-spanned="1" table:number-rows-spanned="5"/>
          <table:table-cell table:style-name="ce1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test1</text:p>
          </table:table-cell>
          <table:table-cell table:style-name="ce19" table:number-columns-repeated="3"/>
          <table:table-cell table:style-name="ce12" office:value-type="float" office:value="1.94118" calcext:value-type="float">
            <text:p>1.94118</text:p>
          </table:table-cell>
          <table:table-cell table:style-name="ce19"/>
          <table:table-cell table:style-name="ce12" office:value-type="float" office:value="44.2288" calcext:value-type="float">
            <text:p>44.2288</text:p>
          </table:table-cell>
          <table:table-cell table:style-name="ce12" table:number-columns-repeated="4"/>
          <table:covered-table-cell table:style-name="ce32"/>
          <table:table-cell table:style-name="ce1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test2</text:p>
          </table:table-cell>
          <table:table-cell table:style-name="ce19" table:number-columns-repeated="3"/>
          <table:table-cell table:style-name="ce12" office:value-type="float" office:value="0.496123" calcext:value-type="float">
            <text:p>0.496123</text:p>
          </table:table-cell>
          <table:table-cell table:style-name="ce19"/>
          <table:table-cell table:style-name="ce12" office:value-type="float" office:value="92.8813" calcext:value-type="float">
            <text:p>92.8813</text:p>
          </table:table-cell>
          <table:table-cell table:style-name="ce12" table:number-columns-repeated="4"/>
          <table:covered-table-cell table:style-name="ce32"/>
          <table:table-cell table:style-name="ce1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test3</text:p>
          </table:table-cell>
          <table:table-cell table:style-name="ce19" table:number-columns-repeated="3"/>
          <table:table-cell table:style-name="ce12" office:value-type="float" office:value="1.13101" calcext:value-type="float">
            <text:p>1.13101</text:p>
          </table:table-cell>
          <table:table-cell table:style-name="ce19"/>
          <table:table-cell table:style-name="ce12" office:value-type="float" office:value="39.7112" calcext:value-type="float">
            <text:p>39.7112</text:p>
          </table:table-cell>
          <table:table-cell table:style-name="ce12" table:number-columns-repeated="4"/>
          <table:covered-table-cell table:style-name="ce32"/>
          <table:table-cell table:style-name="ce1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test4</text:p>
          </table:table-cell>
          <table:table-cell table:style-name="ce19" table:number-columns-repeated="3"/>
          <table:table-cell table:style-name="ce12" office:value-type="float" office:value="1.90649" calcext:value-type="float">
            <text:p>1.90649</text:p>
          </table:table-cell>
          <table:table-cell table:style-name="ce19"/>
          <table:table-cell table:style-name="ce12" office:value-type="float" office:value="73.2792" calcext:value-type="float">
            <text:p>73.2792</text:p>
          </table:table-cell>
          <table:table-cell table:style-name="ce12" table:number-columns-repeated="4"/>
          <table:covered-table-cell table:style-name="ce32"/>
          <table:table-cell table:style-name="ce1"/>
          <table:table-cell table:number-columns-repeated="1010"/>
        </table:table-row>
        <table:table-row table:style-name="ro1">
          <table:table-cell/>
          <table:table-cell table:style-name="ce9" table:number-columns-spanned="12" table:number-rows-spanned="1"/>
          <table:covered-table-cell table:style-name="ce1"/>
          <table:covered-table-cell table:number-columns-repeated="4"/>
          <table:covered-table-cell table:number-columns-repeated="5" table:style-name="ce1"/>
          <table:covered-table-cell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Maior Dist</text:p>
          </table:table-cell>
          <table:table-cell table:style-name="ce20" office:value-type="string" calcext:value-type="string" table:number-columns-spanned="2" table:number-rows-spanned="1">
            <text:p>Dimensão</text:p>
          </table:table-cell>
          <table:covered-table-cell table:style-name="ce10"/>
          <table:table-cell table:style-name="ce10" office:value-type="string" calcext:value-type="string">
            <text:p>Densidade</text:p>
          </table:table-cell>
          <table:table-cell table:number-columns-repeated="2"/>
          <table:table-cell table:style-name="ce25"/>
          <table:table-cell table:style-name="ce1" table:number-columns-repeated="4"/>
          <table:table-cell table:number-columns-repeated="1012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W / H</text:p>
          </table:table-cell>
          <table:table-cell table:number-columns-repeated="2"/>
          <table:table-cell table:style-name="ce25"/>
          <table:table-cell table:style-name="ce1" table:number-columns-repeated="4"/>
          <table:table-cell table:number-columns-repeated="1012"/>
        </table:table-row>
        <table:table-row table:style-name="ro1">
          <table:table-cell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table:formula="of:=[.C28]/[.D28]" office:value-type="float" office:value="1.31481481481481" calcext:value-type="float">
            <text:p>1.3148148148</text:p>
          </table:table-cell>
          <table:table-cell table:number-columns-repeated="2"/>
          <table:table-cell table:style-name="ce1" table:number-columns-repeated="5"/>
          <table:table-cell table:number-columns-repeated="1012"/>
        </table:table-row>
        <table:table-row table:style-name="ro1">
          <table:table-cell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table:formula="of:=[.C29]/[.D29]" office:value-type="float" office:value="1.14210526315789" calcext:value-type="float">
            <text:p>1.1421052632</text:p>
          </table:table-cell>
          <table:table-cell table:number-columns-repeated="2"/>
          <table:table-cell table:style-name="ce1" table:number-columns-repeated="5"/>
          <table:table-cell table:number-columns-repeated="1012"/>
        </table:table-row>
        <table:table-row table:style-name="ro1">
          <table:table-cell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84" calcext:value-type="float">
            <text:p>384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table:formula="of:=[.C30]/[.D30]" office:value-type="float" office:value="1.33333333333333" calcext:value-type="float">
            <text:p>1.3333333333</text:p>
          </table:table-cell>
          <table:table-cell table:number-columns-repeated="2"/>
          <table:table-cell table:style-name="ce1" table:number-columns-repeated="5"/>
          <table:table-cell table:number-columns-repeated="1012"/>
        </table:table-row>
        <table:table-row table:style-name="ro1">
          <table:table-cell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383" calcext:value-type="float">
            <text:p>383</text:p>
          </table:table-cell>
          <table:table-cell table:style-name="ce12" table:formula="of:=[.C31]/[.D31]" office:value-type="float" office:value="1.1331592689295" calcext:value-type="float">
            <text:p>1.1331592689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0:55:31.193148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21:02:33.929138143</meta:creation-date>
    <dc:date>2015-05-12T11:49:07.290120410</dc:date>
    <meta:editing-duration>PT3H15M29S</meta:editing-duration>
    <meta:editing-cycles>28</meta:editing-cycles>
    <meta:generator>LibreOffice/4.2.7.2$Linux_X86_64 LibreOffice_project/420m0$Build-2</meta:generator>
    <meta:document-statistic meta:table-count="1" meta:cell-count="191" meta:object-count="0"/>
  </office:meta>
</office:document-meta>
</file>